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15cm" fo:min-width="2.401cm"/>
    </style:style>
    <style:style style:name="gr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2.6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2.8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3.4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2.5cm"/>
    </style:style>
    <style:style style:name="gr1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fill-color="#c5000b" draw:textarea-horizontal-align="justify" draw:textarea-vertical-align="middle" draw:auto-grow-height="false" fo:min-height="1.325cm" fo:min-width="3.575cm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6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bold" style:font-size-asian="18pt" style:font-size-complex="1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style:text-autospace="none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style:use-window-font-color="true" fo:font-size="11pt" fo:font-weight="bold" style:font-size-asian="18pt" style:font-size-complex="18pt"/>
    </style:style>
    <style:style style:name="T3" style:family="text">
      <style:text-properties fo:color="#ff3333" fo:font-size="11pt" fo:font-weight="bold" style:font-size-asian="18pt" style:font-size-complex="18pt"/>
    </style:style>
    <style:style style:name="T4" style:family="text">
      <style:text-properties fo:color="#000000" fo:font-size="11pt" fo:font-weight="bold" style:font-size-asian="18pt" style:font-size-complex="18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9cm" svg:height="1.2cm" svg:x="1.5cm" svg:y="1.5cm">
          <text:p text:style-name="P1"><text:span text:style-name="T1">input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svg:x1="2.95cm" svg:y1="2.629cm" svg:x2="2.95cm" svg:y2="4.5cm" draw:start-shape="id1" draw:start-glue-point="6" draw:end-shape="id2" draw:end-glue-point="4" svg:d="M2950 2629v1871" svg:viewBox="0 0 1 1872">
          <text:p text:style-name="P1"><text:span text:style-name="T1">eventReactive</text:span></text:p>
          <text:p text:style-name="P1"><text:span text:style-name="T1"/></text:p>
        </draw:connector>
        <draw:connector draw:style-name="gr3" draw:text-style-name="P2" draw:layer="layout" svg:x1="4.4cm" svg:y1="2.1cm" svg:x2="7.3cm" svg:y2="2.1cm" draw:start-shape="id1" draw:start-glue-point="7" draw:end-shape="id3" draw:end-glue-point="5" svg:d="M4400 2100h2900" svg:viewBox="0 0 2901 1">
          <text:p text:style-name="P1"><text:span text:style-name="T2">observeEvent</text:span></text:p>
          <text:p text:style-name="P1"><text:span text:style-name="T1"/></text:p>
          <text:p text:style-name="P1"><text:span text:style-name="T1"/></text:p>
        </draw:connector>
        <draw:custom-shape draw:style-name="gr4" draw:text-style-name="P2" xml:id="id3" draw:id="id3" draw:layer="layout" svg:width="2.5cm" svg:height="1.2cm" svg:x="7.3cm" svg:y="1.5cm">
          <text:p text:style-name="P1"><text:span text:style-name="T1">inputDat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2.9cm" svg:height="1.2cm" svg:x="13cm" svg:y="1.5cm">
          <text:p text:style-name="P1"><text:span text:style-name="T1">btnLis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10.2cm" svg:y1="5.05cm" svg:x2="12.8cm" svg:y2="5.05cm" draw:start-shape="id4" draw:start-glue-point="7" draw:end-shape="id5" draw:end-glue-point="5" svg:d="M10200 5050h2600" svg:viewBox="0 0 2601 1">
          <text:p text:style-name="P1"><text:span text:style-name="T1"/></text:p>
          <text:p text:style-name="P1"><text:span text:style-name="T1"/></text:p>
        </draw:connector>
        <draw:connector draw:style-name="gr7" draw:text-style-name="P1" draw:layer="layout" svg:x1="9.8cm" svg:y1="2.1cm" svg:x2="13cm" svg:y2="2.1cm" draw:start-shape="id3" draw:start-glue-point="7" draw:end-shape="id6" svg:d="M9800 2100h3200" svg:viewBox="0 0 3201 1">
          <text:p text:style-name="P1"><text:span text:style-name="T3">Transformation</text:span></text:p>
          <text:p text:style-name="P1"><text:span text:style-name="T3"><text:s/></text:span><text:span text:style-name="T3">en WGS84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4">ObserveEvent</text:span></text:p>
          <text:p text:style-name="P1"><text:span text:style-name="T4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8" draw:text-style-name="P2" xml:id="id2" draw:id="id2" draw:layer="layout" svg:width="3.1cm" svg:height="1.1cm" svg:x="1.4cm" svg:y="4.5cm">
          <text:p text:style-name="P1"><text:span text:style-name="T1">territoi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4" draw:id="id4" draw:layer="layout" svg:width="3.3cm" svg:height="1.1cm" svg:x="6.9cm" svg:y="4.5cm">
          <text:p text:style-name="P1"><text:span text:style-name="T1">current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8.55cm" svg:y1="2.7cm" svg:x2="8.55cm" svg:y2="4.5cm" draw:start-shape="id3" draw:start-glue-point="6" draw:end-shape="id4" draw:end-glue-point="4" svg:d="M8550 2700v1800" svg:viewBox="0 0 1 1801">
          <text:p text:style-name="P1"><text:span text:style-name="T1">eventReactive</text:span></text:p>
          <text:p text:style-name="P1"><text:span text:style-name="T1"/></text:p>
        </draw:connector>
        <draw:connector draw:style-name="gr2" draw:text-style-name="P2" draw:layer="layout" svg:x1="14.45cm" svg:y1="2.7cm" svg:x2="14.45cm" svg:y2="4.5cm" draw:start-shape="id6" draw:start-glue-point="6" draw:end-shape="id5" draw:end-glue-point="4" svg:d="M14450 2700v1800" svg:viewBox="0 0 1 1801">
          <text:p text:style-name="P1"><text:span text:style-name="T1">eventReactive</text:span></text:p>
          <text:p text:style-name="P1"><text:span text:style-name="T1"/></text:p>
        </draw:connector>
        <draw:custom-shape draw:style-name="gr9" draw:text-style-name="P2" xml:id="id5" draw:id="id5" draw:layer="layout" svg:width="3.3cm" svg:height="1.1cm" svg:x="12.8cm" svg:y="4.5cm">
          <text:p text:style-name="P1"><text:span text:style-name="T1">dfLisse</text:span></text:p>
          <text:p text:style-name="P1"><text:span text:style-name="T5">(kernelSmoothin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" draw:id="id7" draw:layer="layout" svg:width="2.9cm" svg:height="1.2cm" svg:x="13cm" svg:y="9.8cm">
          <text:p text:style-name="P1"><text:span text:style-name="T1">selectV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8" draw:id="id8" draw:layer="layout" svg:width="2.9cm" svg:height="1.2cm" svg:x="13cm" svg:y="12.9cm">
          <text:p text:style-name="P1"><text:span text:style-name="T1">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4.45cm" svg:y1="11cm" svg:x2="14.45cm" svg:y2="12.9cm" draw:start-shape="id7" draw:start-glue-point="6" draw:end-shape="id8" draw:end-glue-point="4" svg:d="M14450 11000v1900" svg:viewBox="0 0 1 1901">
          <text:p text:style-name="P1"><text:span text:style-name="T4">observeEvent</text:span></text:p>
          <text:p text:style-name="P1"><text:span text:style-name="T1"/></text:p>
        </draw:connector>
        <draw:connector draw:style-name="gr7" draw:text-style-name="P2" draw:layer="layout" svg:x1="14.45cm" svg:y1="5.6cm" svg:x2="14.45cm" svg:y2="7.2cm" draw:start-shape="id5" draw:end-shape="id9" draw:end-glue-point="4" svg:d="M14450 5600v1600" svg:viewBox="0 0 1 1601">
          <text:p text:style-name="P1"><text:span text:style-name="T1">reactive</text:span></text:p>
          <text:p text:style-name="P1"><text:span text:style-name="T1"/></text:p>
        </draw:connector>
        <draw:custom-shape draw:style-name="gr10" draw:text-style-name="P2" xml:id="id9" draw:id="id9" draw:layer="layout" svg:width="3.9cm" svg:height="1.1cm" svg:x="12.5cm" svg:y="7.2cm">
          <text:p text:style-name="P1"><text:span text:style-name="T1">grilleElaguee</text:span></text:p>
          <text:p text:style-name="P1"><text:span text:style-name="T5">(smoothingToGri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4.45cm" svg:y1="8.3cm" svg:x2="14.45cm" svg:y2="9.8cm" draw:start-shape="id9" draw:start-glue-point="6" draw:end-shape="id7" draw:end-glue-point="4" svg:d="M14450 8300v1500" svg:viewBox="0 0 1 1501">
          <text:p text:style-name="P1"><text:span text:style-name="T4">observeEvent</text:span></text:p>
          <text:p text:style-name="P1"><text:span text:style-name="T4"/></text:p>
        </draw:connector>
        <draw:custom-shape draw:style-name="gr11" draw:text-style-name="P2" draw:layer="layout" svg:width="3cm" svg:height="1.2cm" svg:x="25cm" svg:y="2.3cm">
          <text:p text:style-name="P1"><text:span text:style-name="T1">composant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2.75cm" svg:height="0.962cm" svg:x="25cm" svg:y="1.1cm">
          <draw:text-box>
            <text:p>légende</text:p>
          </draw:text-box>
        </draw:frame>
        <draw:custom-shape draw:style-name="gr13" draw:text-style-name="P2" draw:layer="layout" svg:width="3cm" svg:height="1.1cm" svg:x="25cm" svg:y="3.8cm">
          <text:p text:style-name="P1"><text:span text:style-name="T1">vari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22.899cm" svg:y1="5.994cm" svg:x2="27.91cm" svg:y2="5.994cm" svg:d="M22899 5994h5011" svg:viewBox="0 0 5012 1">
          <text:p text:style-name="P1"><text:span text:style-name="T6">Evt évalué si nécessaire</text:span></text:p>
          <text:p text:style-name="P1"/>
        </draw:connector>
        <draw:connector draw:style-name="gr14" draw:text-style-name="P1" draw:layer="layout" svg:x1="4.5cm" svg:y1="5.05cm" svg:x2="6.9cm" svg:y2="5.05cm" draw:start-shape="id2" draw:start-glue-point="7" draw:end-shape="id4" draw:end-glue-point="5" svg:d="M4500 5050h2400" svg:viewBox="0 0 2401 1">
          <text:p/>
        </draw:connector>
        <draw:connector draw:style-name="gr6" draw:text-style-name="P1" draw:layer="layout" draw:line-skew="0.301cm" svg:x1="1.4cm" svg:y1="5.05cm" svg:x2="13cm" svg:y2="13.5cm" draw:start-shape="id2" draw:start-glue-point="5" draw:end-shape="id8" draw:end-glue-point="5" svg:d="M1400 5050h-200v8450h11800" svg:viewBox="0 0 11801 8451">
          <text:p text:style-name="P1"/>
          <text:p text:style-name="P1"/>
        </draw:connector>
        <draw:connector draw:style-name="gr15" draw:text-style-name="P1" draw:layer="layout" svg:x1="2.95cm" svg:y1="5.6cm" svg:x2="6.9cm" svg:y2="7.75cm" draw:start-shape="id2" draw:start-glue-point="6" draw:end-shape="id10" draw:end-glue-point="5" svg:d="M2950 5600v2150h3950" svg:viewBox="0 0 3951 2151">
          <text:p/>
        </draw:connector>
        <draw:custom-shape draw:style-name="gr9" draw:text-style-name="P2" xml:id="id10" draw:id="id10" draw:layer="layout" svg:width="3.3cm" svg:height="1.1cm" svg:x="6.9cm" svg:y="7.2cm">
          <text:p text:style-name="P1"><text:span text:style-name="T1">epsgCi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svg:x1="10.2cm" svg:y1="7.75cm" svg:x2="12.5cm" svg:y2="7.75cm" draw:start-shape="id10" draw:start-glue-point="7" draw:end-shape="id9" draw:end-glue-point="5" svg:d="M10200 7750h2300" svg:viewBox="0 0 2301 1">
          <text:p/>
        </draw:connector>
        <draw:connector draw:style-name="gr14" draw:text-style-name="P1" draw:layer="layout" svg:x1="8.55cm" svg:y1="7.2cm" svg:x2="8.55cm" svg:y2="5.6cm" draw:start-shape="id10" draw:start-glue-point="4" draw:end-shape="id4" svg:d="M8550 7200v-1600" svg:viewBox="0 0 1 1601">
          <text:p/>
        </draw:connector>
        <draw:custom-shape draw:style-name="gr16" draw:text-style-name="P3" draw:layer="layout" svg:width="4.4cm" svg:height="1.7cm" svg:x="7.2cm" svg:y="9.2cm">
          <text:p text:style-name="P1"><text:span text:style-name="T7">Evt non déclenché </text:span></text:p>
          <text:p text:style-name="P1"><text:span text:style-name="T7">au 2eme appel</text:span></text:p>
          <text:p text:style-name="P1"><text:span text:style-name="T7"><text:s/></text:span><text:span text:style-name="T7">car les valeurs de selectVar </text:span></text:p>
          <text:p text:style-name="P1"><text:span text:style-name="T7">sont identiques si </text:span></text:p>
          <text:p text:style-name="P1"><text:span text:style-name="T7">pas de changement de source</text:span></text:p>
          <draw:enhanced-geometry svg:viewBox="0 0 21600 21600" draw:text-areas="800 800 20800 20800" draw:type="round-rectangular-callout" draw:modifiers="26660.1226993865 34311.1111111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4" draw:layer="layout" svg:width="11.8cm" svg:height="7.011cm" svg:x="17.1cm" svg:y="12.989cm">
          <draw:text-box>
            <text:p text:style-name="P4"><text:span text:style-name="T8">Var ← </text:span><text:span text:style-name="T9">eventReactive</text:span><text:span text:style-name="T8">(input$var1</text:span></text:p>
            <text:p text:style-name="P4"><text:span text:style-name="T8">calcul d'une variable UNIQUEMENT </text:span></text:p>
            <text:p text:style-name="P4"><text:span text:style-name="T8">si elle est nécessaire</text:span></text:p>
            <text:p text:style-name="P4"><text:span text:style-name="T8"/></text:p>
            <text:p text:style-name="P4"><text:span text:style-name="T8">Void ← </text:span><text:span text:style-name="T9">observeEvent</text:span><text:span text:style-name="T8">(input$var1</text:span></text:p>
            <text:p text:style-name="P4"><text:span text:style-name="T8">Exécution dès modification de la variable observée </text:span><text:span text:style-name="T8">(avec éventuellement modif de l'UI) </text:span><text:span text:style-name="T8"><text:line-break/></text:span><text:span text:style-name="T8"/></text:p>
            <text:p text:style-name="P4"><text:span text:style-name="T8">output$var ← </text:span><text:span text:style-name="T9">Render</text:span><text:span text:style-name="T8"> UI{(</text:span></text:p>
            <text:p text:style-name="P4"><text:span text:style-name="T8">à chaque evt</text:span></text:p>
            <text:p text:style-name="P4"><text:span text:style-name="T8"/></text:p>
            <text:p><text:span text:style-name="T8">Var ← </text:span><text:span text:style-name="T9">reactive</text:span><text:span text:style-name="T8">({</text:span></text:p>
          </draw:text-box>
        </draw:frame>
        <draw:connector draw:style-name="gr3" draw:text-style-name="P1" draw:layer="layout" svg:x1="22.989cm" svg:y1="7cm" svg:x2="28cm" svg:y2="7cm" svg:d="M22989 7000h5011" svg:viewBox="0 0 5012 1">
          <text:p text:style-name="P1"><text:span text:style-name="T6">Evt évalué si action</text:span>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lindo Dos Santos</meta:initial-creator>
    <meta:creation-date>2017-02-24T09:59:12.039000000</meta:creation-date>
    <dc:date>2017-04-03T13:48:42.067000000</dc:date>
    <dc:creator>Arlindo Dos Santos</dc:creator>
    <meta:editing-duration>PT9H6M18S</meta:editing-duration>
    <meta:editing-cycles>84</meta:editing-cycles>
    <meta:generator>LibreOffice/4.3.5.2$Windows_x86 LibreOffice_project/3a87456aaa6a95c63eea1c1b3201acedf0751bd5</meta:generator>
    <meta:printed-by>Arlindo Dos Santos</meta:printed-by>
    <meta:print-date>2017-02-24T11:05:49.314000000</meta:print-date>
    <meta:document-statistic meta:object-count="31"/>
  </office:meta>
</office:document-meta>
</file>